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.71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32.14pt"/>
    </style:style>
    <style:style style:name="co5" style:family="table-column">
      <style:table-column-properties fo:break-before="auto" style:column-width="2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f413d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#ed1c24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5" table:number-columns-repeated="6" table:default-cell-style-name="Default"/>
        <table:table-row table:style-name="ro1" table:number-rows-repeated="4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table:number-columns-repeated="3"/>
          <table:table-cell/>
          <table:table-cell table:style-name="Default"/>
          <table:table-cell table:number-columns-repeated="6"/>
          <table:table-cell table:style-name="ce1" table:number-columns-repeated="3"/>
          <table:table-cell table:number-columns-repeated="7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2" office:value-type="string" calcext:value-type="string">
            <text:p>[0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2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office:value-type="string" calcext:value-type="string">
            <text:p>CONER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5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5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5"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2"/>
          <table:table-cell table:style-name="ce4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5" office:value-type="string" calcext:value-type="string">
            <text:p>[3,4]</text:p>
          </table:table-cell>
          <table:table-cell table:number-columns-repeated="2"/>
          <table:table-cell table:style-name="ce5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3" office:value-type="string" calcext:value-type="string">
            <text:p>[3,3]</text:p>
          </table:table-cell>
          <table:table-cell table:style-name="ce3" office:value-type="string" calcext:value-type="string">
            <text:p>[3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4,0]</text:p>
          </table:table-cell>
          <table:table-cell table:style-name="ce3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3" office:value-type="string" calcext:value-type="string">
            <text:p>[4,3]</text:p>
          </table:table-cell>
          <table:table-cell table:style-name="ce2" office:value-type="string" calcext:value-type="string">
            <text:p>[4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table:number-columns-repeated="3"/>
          <table:table-cell/>
          <table:table-cell table:style-name="Default"/>
          <table:table-cell table:number-columns-repeated="6"/>
          <table:table-cell table:style-name="ce1" table:number-columns-repeated="3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ce1" table:number-columns-repeated="3"/>
          <table:table-cell/>
          <table:table-cell table:style-name="ce1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2" office:value-type="string" calcext:value-type="string">
            <text:p>[0,4]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4"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style-name="ce1"/>
          <table:table-cell/>
          <table:table-cell table:style-name="ce1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3"/>
          <table:table-cell table:style-name="ce5" office:value-type="string" calcext:value-type="string">
            <text:p>[4,0]</text:p>
          </table:table-cell>
          <table:table-cell table:style-name="ce5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3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style-name="ce1"/>
          <table:table-cell table:number-columns-repeated="2"/>
          <table:table-cell office:value-type="string" calcext:value-type="string">
            <text:p>LEFT RIGHT SIDES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3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2" office:value-type="string" calcext:value-type="string">
            <text:p>[1,4]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2,0]</text:p>
          </table:table-cell>
          <table:table-cell table:style-name="ce3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5" office:value-type="string" calcext:value-type="string">
            <text:p>[2,4]</text:p>
          </table:table-cell>
          <table:table-cell table:number-columns-repeated="3"/>
          <table:table-cell table:style-name="ce5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3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4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5" office:value-type="string" calcext:value-type="string">
            <text:p>[0,1]</text:p>
          </table:table-cell>
          <table:table-cell table:style-name="ce5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3" office:value-type="string" calcext:value-type="string">
            <text:p>[0,2]</text:p>
          </table:table-cell>
          <table:table-cell table:style-name="ce2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number-columns-repeated="3"/>
          <table:table-cell office:value-type="string" calcext:value-type="string">
            <text:p>ABOVE BELOW SID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4,0]</text:p>
          </table:table-cell>
          <table:table-cell table:style-name="ce2" office:value-type="string" calcext:value-type="string">
            <text:p>[4,1]</text:p>
          </table:table-cell>
          <table:table-cell table:style-name="ce3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4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table:style-name="ce5"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3"/>
          <table:table-cell table:style-name="Default"/>
          <table:table-cell table:number-columns-repeated="1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3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3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number-columns-repeated="2"/>
          <table:table-cell table:style-name="ce8"/>
          <table:table-cell office:value-type="string" calcext:value-type="string">
            <text:p>CENTER SID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[1,0]</text:p>
          </table:table-cell>
          <table:table-cell table:style-name="ce7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table:style-name="ce7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2,0]</text:p>
          </table:table-cell>
          <table:table-cell table:style-name="ce3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table:style-name="ce3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3,0]</text:p>
          </table:table-cell>
          <table:table-cell table:style-name="ce6" office:value-type="string" calcext:value-type="string">
            <text:p>[3,1]</text:p>
          </table:table-cell>
          <table:table-cell table:style-name="ce6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6" office:value-type="string" calcext:value-type="string">
            <text:p>[3,0]</text:p>
          </table:table-cell>
          <table:table-cell table:style-name="ce6" office:value-type="string" calcext:value-type="string">
            <text:p>[3,1]</text:p>
          </table:table-cell>
          <table:table-cell table:style-name="ce6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6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6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6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6" office:value-type="string" calcext:value-type="string">
            <text:p>[0,2]</text:p>
          </table:table-cell>
          <table:table-cell table:style-name="ce4"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2,0]</text:p>
          </table:table-cell>
          <table:table-cell table:style-name="ce7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table:style-name="ce7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6" office:value-type="string" calcext:value-type="string">
            <text:p>[3,0]</text:p>
          </table:table-cell>
          <table:table-cell table:style-name="ce6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table:style-name="ce3" office:value-type="string" calcext:value-type="string">
            <text:p>[3,3]</text:p>
          </table:table-cell>
          <table:table-cell table:style-name="ce3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6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6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6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6" office:value-type="string" calcext:value-type="string">
            <text:p>[0,2]</text:p>
          </table:table-cell>
          <table:table-cell table:style-name="ce4"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2,0]</text:p>
          </table:table-cell>
          <table:table-cell table:style-name="ce3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3" office:value-type="string" calcext:value-type="string">
            <text:p>[2,2]</text:p>
          </table:table-cell>
          <table:table-cell table:style-name="ce3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3,0]</text:p>
          </table:table-cell>
          <table:table-cell table:style-name="ce7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6" office:value-type="string" calcext:value-type="string">
            <text:p>[3,0]</text:p>
          </table:table-cell>
          <table:table-cell table:style-name="ce6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table:style-name="ce7" office:value-type="string" calcext:value-type="string">
            <text:p>[3,3]</text:p>
          </table:table-cell>
          <table:table-cell table:style-name="ce3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4,0]</text:p>
          </table:table-cell>
          <table:table-cell table:style-name="ce3" office:value-type="string" calcext:value-type="string">
            <text:p>[4,1]</text:p>
          </table:table-cell>
          <table:table-cell table:style-name="ce3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6" office:value-type="string" calcext:value-type="string">
            <text:p>[4,0]</text:p>
          </table:table-cell>
          <table:table-cell table:style-name="ce6" office:value-type="string" calcext:value-type="string">
            <text:p>[4,1]</text:p>
          </table:table-cell>
          <table:table-cell table:style-name="ce3" office:value-type="string" calcext:value-type="string">
            <text:p>[4,2]</text:p>
          </table:table-cell>
          <table:table-cell table:style-name="ce3" office:value-type="string" calcext:value-type="string">
            <text:p>[4,3]</text:p>
          </table:table-cell>
          <table:table-cell table:style-name="ce3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formula="of:=SUM([.C68:.D69];[.C72:.D72];[.G72];[.G68:.G69])" office:value-type="float" office:value="274" calcext:value-type="float">
            <text:p>274</text:p>
          </table:table-cell>
          <table:table-cell table:formula="of:=[.C68]+[.D68]+[.E68]+[.C69]+[.D69]+[.E69]+[.C72]+[.D72]+[.E72]" office:value-type="float" office:value="264" calcext:value-type="float">
            <text:p>264</text:p>
          </table:table-cell>
          <table:table-cell table:formula="of:=[.D68]+[.E68]+[.F68]+[.D69]+[.E69]+[.F69]+[.D72]+[.E72]+[.F72]" office:value-type="float" office:value="278" calcext:value-type="float">
            <text:p>278</text:p>
          </table:table-cell>
          <table:table-cell table:style-name="Default" table:formula="of:=[.E68]+[.F68]+[.G68]+[.E69]+[.F69]+[.G69]+[.E72]+[.F72]+[.G72]" office:value-type="float" office:value="284" calcext:value-type="float">
            <text:p>284</text:p>
          </table:table-cell>
          <table:table-cell table:formula="of:=SUM([.F68:.G69];[.F72:.G72];[.C68:.C69];[.C72])" office:value-type="float" office:value="277" calcext:value-type="float">
            <text:p>277</text:p>
          </table:table-cell>
          <table:table-cell table:number-columns-repeated="3"/>
          <table:table-cell table:formula="of:=SUM([.K68:.L69];[.K72:.L72];[.O72];[.O68:.O69])/9" office:value-type="float" office:value="30.4444444444444" calcext:value-type="float">
            <text:p>30.4444444444444</text:p>
          </table:table-cell>
          <table:table-cell table:formula="of:=SUM([.K68]+[.L68]+[.M68]+[.K69]+[.L69]+[.M69]+[.K72]+[.L72]+[.M72])/9" office:value-type="float" office:value="29.3333333333333" calcext:value-type="float">
            <text:p>29.3333333333333</text:p>
          </table:table-cell>
          <table:table-cell table:formula="of:=[.L68]+[.M68]+[.N68]+[.L69]+[.M69]+[.N69]+[.L72]+[.M72]+[.N72]/9" office:value-type="float" office:value="251.333333333333" calcext:value-type="float">
            <text:p>251.333333333333</text:p>
          </table:table-cell>
          <table:table-cell table:formula="of:=[.M68]+[.N68]+[.O68]+[.M69]+[.N69]+[.O69]+[.M72]+[.N72]+[.O72]/9" office:value-type="float" office:value="254.666666666667" calcext:value-type="float">
            <text:p>254.666666666667</text:p>
          </table:table-cell>
          <table:table-cell table:formula="of:=SUM([.N68:.O69];[.N72:.O72];[.K68:.K69];[.K72])/9" office:value-type="float" office:value="30.7777777777778" calcext:value-type="float">
            <text:p>30.777777777777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68]+[.C69]+[.C70]+[.D68]+[.D69]+[.D70]+[.G68]+[.G69]+[.G70])" office:value-type="float" office:value="265" calcext:value-type="float">
            <text:p>265</text:p>
          </table:table-cell>
          <table:table-cell table:formula="of:=SUM([.C68:.E70])" office:value-type="float" office:value="297" calcext:value-type="float">
            <text:p>297</text:p>
          </table:table-cell>
          <table:table-cell table:formula="of:=SUM([.D68:.F70])" office:value-type="float" office:value="290" calcext:value-type="float">
            <text:p>290</text:p>
          </table:table-cell>
          <table:table-cell table:style-name="Default" table:formula="of:=SUM([.E68:.G70])" office:value-type="float" office:value="268" calcext:value-type="float">
            <text:p>268</text:p>
          </table:table-cell>
          <table:table-cell table:formula="of:=SUM([.F68]+[.F69]+[.F70]+[.G68]+[.G69]+[.G70]+[.C68]+[.C69]+[.C70])" office:value-type="float" office:value="239" calcext:value-type="float">
            <text:p>239</text:p>
          </table:table-cell>
          <table:table-cell table:number-columns-repeated="3"/>
          <table:table-cell table:formula="of:=SUM([.K68]+[.K69]+[.K70]+[.L68]+[.L69]+[.L70]+[.O68]+[.O69]+[.O70])/9" office:value-type="float" office:value="29.4444444444444" calcext:value-type="float">
            <text:p>29.4444444444444</text:p>
          </table:table-cell>
          <table:table-cell table:formula="of:=SUM([.K68:.M70])/9" office:value-type="float" office:value="33" calcext:value-type="float">
            <text:p>33</text:p>
          </table:table-cell>
          <table:table-cell table:formula="of:=SUM([.L68:.N70])/9" office:value-type="float" office:value="32.2222222222222" calcext:value-type="float">
            <text:p>32.2222222222222</text:p>
          </table:table-cell>
          <table:table-cell table:formula="of:=SUM([.M68:.O70])/9" office:value-type="float" office:value="29.7777777777778" calcext:value-type="float">
            <text:p>29.7777777777778</text:p>
          </table:table-cell>
          <table:table-cell table:formula="of:=SUM([.N68]+[.N69]+[.N70]+[.O68]+[.O69]+[.O70]+[.K68]+[.K69]+[.K70])/9" office:value-type="float" office:value="26.5555555555556" calcext:value-type="float">
            <text:p>26.55555555555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69]+[.C70]+[.C71]+[.D69]+[.D70]+[.D71]+[.G69]+[.G70]+[.G71])" office:value-type="float" office:value="255" calcext:value-type="float">
            <text:p>255</text:p>
          </table:table-cell>
          <table:table-cell table:formula="of:=SUM([.C69:.E71])" office:value-type="float" office:value="293" calcext:value-type="float">
            <text:p>293</text:p>
          </table:table-cell>
          <table:table-cell table:formula="of:=SUM([.D69:.F71])" office:value-type="float" office:value="300" calcext:value-type="float">
            <text:p>300</text:p>
          </table:table-cell>
          <table:table-cell table:style-name="Default" table:formula="of:=SUM([.E69:.G71])" office:value-type="float" office:value="267" calcext:value-type="float">
            <text:p>267</text:p>
          </table:table-cell>
          <table:table-cell table:formula="of:=SUM([.F69]+[.F70]+[.F71]+[.G69]+[.G70]+[.G71]+[.C69]+[.C70]+[.C71])" office:value-type="float" office:value="232" calcext:value-type="float">
            <text:p>232</text:p>
          </table:table-cell>
          <table:table-cell table:number-columns-repeated="3"/>
          <table:table-cell table:formula="of:=SUM([.K69]+[.K70]+[.K71]+[.L69]+[.L70]+[.L71]+[.O69]+[.O70]+[.O71])/9" office:value-type="float" office:value="28.3333333333333" calcext:value-type="float">
            <text:p>28.3333333333333</text:p>
          </table:table-cell>
          <table:table-cell table:formula="of:=SUM([.K69:.M71])/9" office:value-type="float" office:value="32.5555555555556" calcext:value-type="float">
            <text:p>32.5555555555556</text:p>
          </table:table-cell>
          <table:table-cell table:formula="of:=SUM([.L69:.N71])/9" office:value-type="float" office:value="33.3333333333333" calcext:value-type="float">
            <text:p>33.3333333333333</text:p>
          </table:table-cell>
          <table:table-cell table:formula="of:=SUM([.M69:.O71])/9" office:value-type="float" office:value="29.6666666666667" calcext:value-type="float">
            <text:p>29.6666666666667</text:p>
          </table:table-cell>
          <table:table-cell table:formula="of:=SUM([.N69]+[.N70]+[.N71]+[.O69]+[.O70]+[.O71]+[.K69]+[.K70]+[.K71])/9" office:value-type="float" office:value="25.7777777777778" calcext:value-type="float">
            <text:p>25.777777777777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70]+[.C71]+[.C72]+[.D70]+[.D71]+[.D72]+[.G70]+[.G71]+[.G72])" office:value-type="float" office:value="224" calcext:value-type="float">
            <text:p>224</text:p>
          </table:table-cell>
          <table:table-cell table:formula="of:=SUM([.C70:.E72])" office:value-type="float" office:value="226" calcext:value-type="float">
            <text:p>226</text:p>
          </table:table-cell>
          <table:table-cell table:formula="of:=SUM([.D70:.F72])" office:value-type="float" office:value="237" calcext:value-type="float">
            <text:p>237</text:p>
          </table:table-cell>
          <table:table-cell table:style-name="Default" table:formula="of:=SUM([.E70:.G72])" office:value-type="float" office:value="233" calcext:value-type="float">
            <text:p>233</text:p>
          </table:table-cell>
          <table:table-cell table:formula="of:=SUM([.F70]+[.F71]+[.F72]+[.G70]+[.G71]+[.G72]+[.C70]+[.C71]+[.C72])" office:value-type="float" office:value="199" calcext:value-type="float">
            <text:p>199</text:p>
          </table:table-cell>
          <table:table-cell table:number-columns-repeated="3"/>
          <table:table-cell table:formula="of:=SUM([.K70]+[.K71]+[.K72]+[.L70]+[.L71]+[.L72]+[.O70]+[.O71]+[.O72])/9" office:value-type="float" office:value="24.8888888888889" calcext:value-type="float">
            <text:p>24.8888888888889</text:p>
          </table:table-cell>
          <table:table-cell table:formula="of:=SUM([.K70:.M72])/9" office:value-type="float" office:value="25.1111111111111" calcext:value-type="float">
            <text:p>25.1111111111111</text:p>
          </table:table-cell>
          <table:table-cell table:formula="of:=SUM([.L70:.N72])/9" office:value-type="float" office:value="26.3333333333333" calcext:value-type="float">
            <text:p>26.3333333333333</text:p>
          </table:table-cell>
          <table:table-cell table:formula="of:=SUM([.M70:.O72])/9" office:value-type="float" office:value="25.8888888888889" calcext:value-type="float">
            <text:p>25.8888888888889</text:p>
          </table:table-cell>
          <table:table-cell table:formula="of:=SUM([.N70]+[.N71]+[.N72]+[.O70]+[.O71]+[.O72]+[.K70]+[.K71]+[.K72])/9" office:value-type="float" office:value="22.1111111111111" calcext:value-type="float">
            <text:p>22.11111111111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71:.D72];[.C68:.D68];[.G68];[.G71:.G72])" office:value-type="float" office:value="284" calcext:value-type="float">
            <text:p>284</text:p>
          </table:table-cell>
          <table:table-cell table:formula="of:=[.C71]+[.D71]+[.E71]+[.C72]+[.D72]+[.E72]+[.C68]+[.D68]+[.E68]" office:value-type="float" office:value="243" calcext:value-type="float">
            <text:p>243</text:p>
          </table:table-cell>
          <table:table-cell table:formula="of:=[.D71]+[.E71]+[.F71]+[.D72]+[.E72]+[.F72]+[.D68]+[.E68]+[.F68]" office:value-type="float" office:value="239" calcext:value-type="float">
            <text:p>239</text:p>
          </table:table-cell>
          <table:table-cell table:style-name="Default" table:formula="of:=[.E71]+[.F71]+[.G71]+[.E72]+[.F72]+[.G72]+[.E68]+[.F68]+[.G68]" office:value-type="float" office:value="256" calcext:value-type="float">
            <text:p>256</text:p>
          </table:table-cell>
          <table:table-cell table:formula="of:=SUM([.F71:.G72];[.C71:.C72];[.C68];[.F68:.G68])" office:value-type="float" office:value="256" calcext:value-type="float">
            <text:p>256</text:p>
          </table:table-cell>
          <table:table-cell table:number-columns-repeated="3"/>
          <table:table-cell table:formula="of:=SUM([.K71:.L72];[.K68:.L68];[.O68];[.O71:.O72])/9" office:value-type="float" office:value="31.5555555555556" calcext:value-type="float">
            <text:p>31.5555555555556</text:p>
          </table:table-cell>
          <table:table-cell table:formula="of:=[.K71]+[.L71]+[.M71]+[.K72]+[.L72]+[.M72]+[.K68]+[.L68]+[.M68]/9" office:value-type="float" office:value="218.111111111111" calcext:value-type="float">
            <text:p>218.111111111111</text:p>
          </table:table-cell>
          <table:table-cell table:formula="of:=[.L71]+[.M71]+[.N71]+[.L72]+[.M72]+[.N72]+[.L68]+[.M68]+[.N68]/9" office:value-type="float" office:value="224.777777777778" calcext:value-type="float">
            <text:p>224.777777777778</text:p>
          </table:table-cell>
          <table:table-cell table:formula="of:=[.M71]+[.N71]+[.O71]+[.M72]+[.N72]+[.O72]+[.M68]+[.N68]+[.O68]/9" office:value-type="float" office:value="216.888888888889" calcext:value-type="float">
            <text:p>216.888888888889</text:p>
          </table:table-cell>
          <table:table-cell table:formula="of:=SUM([.N71:.O72];[.K71:.K72];[.K68];[.N68:.O68])/9" office:value-type="float" office:value="28.4444444444444" calcext:value-type="float">
            <text:p>28.444444444444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2:47:56.653755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2:18:37.937991120</meta:creation-date>
    <dc:date>2020-02-16T11:20:40.241391458</dc:date>
    <meta:editing-duration>PT21H39M27S</meta:editing-duration>
    <meta:editing-cycles>6</meta:editing-cycles>
    <meta:generator>LibreOffice/6.0.7.3$Linux_X86_64 LibreOffice_project/00m0$Build-3</meta:generator>
    <meta:document-statistic meta:table-count="1" meta:cell-count="504" meta:object-count="0"/>
  </office:meta>
</office:document-meta>
</file>